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Slash</text:p>
      <text:p text:style-name="Standard"/>
      <text:p text:style-name="P2">Objectif : Développement d'un prototype de gestion d'objet de type RPG / hack &amp; slash</text:p>
      <text:p text:style-name="Standard"/>
      <text:p text:style-name="Standard"/>
      <text:p text:style-name="P3">Type d'objets :</text:p>
      <text:p text:style-name="Standard"/>
      <text:p text:style-name="Standard">Équipements : Peut être équipé sur le personnage ( localisé : mains / torse / tète ... ). Ils confèrent des bonus statistiques au personnage, tel que les points de vie ou la résistance. Peuvent être rajouté à la barre d' action.</text:p>
      <text:p text:style-name="Standard"/>
      <text:p text:style-name="Standard">Consommable : Objets empilables, peuvent être utilisés depuis l'inventaire ou la barre d'action</text:p>
      <text:p text:style-name="Standard"/>
      <text:p text:style-name="Standard">Matériaux : Objets empilables ou non.</text:p>
      <text:p text:style-name="Standard"/>
      <text:p text:style-name="Standard"/>
      <text:p text:style-name="P3">Interface : </text:p>
      <text:p text:style-name="Standard"/>
      <text:p text:style-name="Standard">Les différentes fenêtres de gestion d'objets peuvent êtres représentés par des panels ou des canvas.</text:p>
      <text:p text:style-name="Standard">Les objets peuvent être déplacés d'une fenêtre à l'autre ( si autorisé ) par drag &amp; drop</text:p>
      <text:p text:style-name="Standard"/>
      <text:p text:style-name="Standard"/>
      <text:p text:style-name="Standard">Personnage (équipement ) Équipement du personnage, affiche les emplacement spécifique.</text:p>
      <text:p text:style-name="Standard">Indique les statistiques du personnage (au moins 3)</text:p>
      <text:p text:style-name="Standard"><text:s/></text:p>
      <text:p text:style-name="Standard">Inventaire et Coffre : grille contenant les objets contenus dans l'inventaire ou le coffre. Les objets empilables ne prennent qu'un emplacement et indique le nombre d'objets en question. (un shift + clic permet de scinder la pile en 2)</text:p>
      <text:p text:style-name="Standard"/>
      <text:p text:style-name="Standard">Fenêtre objets : pointer sur un objet permet d'obtenir son nom et sa description</text:p>
      <text:p text:style-name="Standard"/>
      <text:p text:style-name="Standard">Barre d'action : Barre de raccourcis permettant l'utilisation rapide d'objet ( en cliquant sur celui ci ou bien à l'aide du raccourcis correspondant tel que &amp; é <text:s/>«  ' (</text:p>
      <text:p text:style-name="Standard"/>
      <text:p text:style-name="Standard"/>
      <text:p text:style-name="P3">Fichier :</text:p>
      <text:p text:style-name="Standard">Les objets sont défini sous forme de fichier texte (format au choix, et plusieurs fichiers possible)</text:p>
      <text:p text:style-name="Standard">Ce fichier doit au moins contenir : </text:p>
      <text:p text:style-name="Standard">Un identifiant unique( chaîne de caractère ou nombre)</text:p>
      <text:p text:style-name="Standard">Le nom de l'objet</text:p>
      <text:p text:style-name="Standard">Une courte description</text:p>
      <text:p text:style-name="Standard">Une référence à un visuel 3D ( pour l'objet en jeu )</text:p>
      <text:p text:style-name="Standard">Une référence à un visuel 2D ( pour l'interface )</text:p>
      <text:p text:style-name="Standard">Le type d'objet</text:p>
      <text:p text:style-name="Standard">Dans le cas d'un équipement :</text:p>
      <text:p text:style-name="Standard"><text:tab/>La localisation</text:p>
      <text:p text:style-name="Standard"><text:tab/>Une statistique</text:p>
      <text:p text:style-name="Standard">Dans le cas d'un consommable</text:p>
      <text:p text:style-name="Standard"><text:tab/>Une action ( ex gain : de vie, boost de vitesse)</text:p>
      <text:p text:style-name="Standard"/>
      <text:p text:style-name="Standard"><text:soft-page-break/><text:span text:style-name="T1">Scène de jeu</text:span></text:p>
      <text:p text:style-name="Standard"/>
      <text:p text:style-name="Standard">Le prototype se présente sous la forme d'un environnement 3D dans lequel évolue un personnage (First ou Third Person)</text:p>
      <text:p text:style-name="Standard"/>
      <text:p text:style-name="Standard">Cliquer sur un objet le ramasse et le place dans l'inventaire du joueur.</text:p>
      <text:p text:style-name="Standard">La sélection d'un objet et le relâchement hors fenêtre jette l'objet au sol.</text:p>
      <text:p text:style-name="Standard"/>
      <text:p text:style-name="Standard">Un coffre doit être présent dans la scène, le joueur peut y entreposer des objets.</text:p>
      <text:p text:style-name="Standard"/>
      <text:p text:style-name="Standard">Des objets peuvent être disposé dans le niveau au lancement du jeu. Une touche de debug doit permettre de générer aléatoirement un objet devant le joueur</text:p>
      <text:p text:style-name="Standard"/>
      <text:p text:style-name="Standard">Le projet Unity doit être rendu, ainsi qu'une version exécutable du je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1T22:37:14.36</meta:creation-date>
    <dc:date>2017-02-02T00:05:51.19</dc:date>
    <meta:editing-duration>PT1H28M22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2" meta:paragraph-count="36" meta:word-count="407" meta:character-count="2365"/>
  </office:meta>
</office:document-meta>
</file>